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deon </meta:initial-creator>
    <meta:creation-date>2015-03-28T18:00:36.334838961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2.7.2$Linux_X86_64 LibreOffice_project/420m0$Build-2</meta:generator>
  </office:meta>
</office:document-meta>
</file>